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cccccc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de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extdoor</text:p>
          </table:table-cell>
        </table:table-row>
      </table:table>
      <table:table table:name="gener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EDIO</text:p>
          </table:table-cell>
          <table:table-cell table:style-name="ce1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office:value-type="string" calcext:value-type="string">
            <text:p>re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z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en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ded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gles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eedores</text:p>
          </table:table-cell>
          <table:table-cell table:style-name="ce3" office:value-type="string" calcext:value-type="string">
            <text:p><text:span text:style-name="T1">realtors  </text:span><text:span text:style-name="T1"><text:a xlink:href="https://www.movoto.com/oh/44483/@41.2629796,-80.7990185/" xlink:type="simple">https://www.movoto.com/oh/44483/@41.2629796,-80.7990185/</text:a></text:span></text:p>
          </table:table-cell>
          <table:table-cell office:value-type="string" calcext:value-type="string">
            <text:p>Webs como Angi. Thumbtack.</text:p>
          </table:table-cell>
          <table:table-cell office:value-type="string" calcext:value-type="string">
            <text:p>clientes satisfech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y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jeta de visi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ise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iódic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 par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reo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o de la tercera ed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mnas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ga ce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ndes superfi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ectorios comerci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os de golf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4:42:31.139000000</meta:creation-date>
    <meta:generator>LibreOffice/7.4.6.2$Windows_x86 LibreOffice_project/5b1f5509c2decdade7fda905e3e1429a67acd63d</meta:generator>
    <dc:date>2023-05-15T18:29:26.859000000</dc:date>
    <meta:editing-duration>PT1H32M50S</meta:editing-duration>
    <meta:editing-cycles>8</meta:editing-cycles>
    <meta:document-statistic meta:table-count="2" meta:cell-count="24" meta:object-count="0"/>
  </office:meta>
</office:document-meta>
</file>